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4460e1"/>
    </style:style>
    <style:style style:name="P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4154c2"/>
    </style:style>
    <style:style style:name="P4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5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6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4460e1"/>
    </style:style>
    <style:style style:name="P7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8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0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weight="normal" officeooo:rsid="001bb050" officeooo:paragraph-rsid="0017fe28" style:font-weight-asian="normal" style:font-name-complex="Georgia" style:font-size-complex="12pt" style:font-weight-complex="normal"/>
    </style:style>
    <style:style style:name="P1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rsid="0041ed42" officeooo:paragraph-rsid="0041ed42"/>
    </style:style>
    <style:style style:name="P12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13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1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4460e1"/>
    </style:style>
    <style:style style:name="P1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16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1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18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19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20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21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22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2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2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25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6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P27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40369b"/>
    </style:style>
    <style:style style:name="P28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4460e1"/>
    </style:style>
    <style:style style:name="P2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4154c2" officeooo:paragraph-rsid="004154c2" style:font-weight-asian="normal" style:font-name-complex="Georgia" style:font-size-complex="12pt"/>
    </style:style>
    <style:style style:name="P3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paragraph-rsid="004e8d6f" style:font-weight-asian="normal" style:font-name-complex="Georgia" style:font-size-complex="12pt"/>
    </style:style>
    <style:style style:name="P3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paragraph-rsid="004fd052" style:font-weight-asian="normal" style:font-name-complex="Georgia" style:font-size-complex="12pt"/>
    </style:style>
    <style:style style:name="P3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paragraph-rsid="004ff02a" style:font-weight-asian="normal" style:font-name-complex="Georgia" style:font-size-complex="12pt"/>
    </style:style>
    <style:style style:name="P3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3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4df66a"/>
    </style:style>
    <style:style style:name="P35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4460e1"/>
    </style:style>
    <style:style style:name="P36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4df66a"/>
    </style:style>
    <style:style style:name="P37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17fe28"/>
    </style:style>
    <style:style style:name="P38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39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4460e1"/>
    </style:style>
    <style:style style:name="P40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41ed42" style:font-weight-asian="normal" style:font-name-complex="Georgia" style:font-size-complex="12pt" style:font-weight-complex="normal"/>
    </style:style>
    <style:style style:name="T3" style:family="text">
      <style:text-properties style:font-name="Georgia" fo:font-weight="normal" officeooo:rsid="00428731" style:font-weight-asian="normal" style:font-name-complex="Georgia" style:font-size-complex="12pt" style:font-weight-complex="normal"/>
    </style:style>
    <style:style style:name="T4" style:family="text">
      <style:text-properties style:font-name="Georgia" fo:font-weight="normal" officeooo:rsid="004c66a6" style:font-weight-asian="normal" style:font-name-complex="Georgia" style:font-size-complex="12pt" style:font-weight-complex="normal"/>
    </style:style>
    <style:style style:name="T5" style:family="text">
      <style:text-properties style:font-name="Georgia" fo:font-weight="normal" officeooo:rsid="004cff1b" style:font-weight-asian="normal" style:font-name-complex="Georgia" style:font-size-complex="12pt" style:font-weight-complex="normal"/>
    </style:style>
    <style:style style:name="T6" style:family="text">
      <style:text-properties style:font-name="Georgia" fo:font-weight="normal" officeooo:rsid="004df66a" style:font-weight-asian="normal" style:font-name-complex="Georgia" style:font-size-complex="12pt" style:font-weight-complex="normal"/>
    </style:style>
    <style:style style:name="T7" style:family="text">
      <style:text-properties style:font-name="Georgia" fo:font-weight="normal" officeooo:rsid="0040ffbb" style:font-weight-asian="normal" style:font-name-complex="Georgia" style:font-size-complex="12pt"/>
    </style:style>
    <style:style style:name="T8" style:family="text">
      <style:text-properties style:font-name="Georgia" fo:font-weight="normal" officeooo:rsid="004154c2" style:font-weight-asian="normal" style:font-name-complex="Georgia" style:font-size-complex="12pt"/>
    </style:style>
    <style:style style:name="T9" style:family="text">
      <style:text-properties style:font-name="Georgia" fo:font-weight="normal" officeooo:rsid="0041ed42" style:font-weight-asian="normal" style:font-name-complex="Georgia" style:font-size-complex="12pt"/>
    </style:style>
    <style:style style:name="T10" style:family="text">
      <style:text-properties style:font-name="Georgia" fo:font-weight="normal" officeooo:rsid="00428731" style:font-weight-asian="normal" style:font-name-complex="Georgia" style:font-size-complex="12pt"/>
    </style:style>
    <style:style style:name="T11" style:family="text">
      <style:text-properties style:font-name="Georgia" fo:font-weight="normal" officeooo:rsid="0043b5f2" style:font-weight-asian="normal" style:font-name-complex="Georgia" style:font-size-complex="12pt"/>
    </style:style>
    <style:style style:name="T12" style:family="text">
      <style:text-properties style:font-name="Georgia" fo:font-weight="normal" officeooo:rsid="004460e1" style:font-weight-asian="normal" style:font-name-complex="Georgia" style:font-size-complex="12pt"/>
    </style:style>
    <style:style style:name="T13" style:family="text">
      <style:text-properties style:font-name="Georgia" fo:font-weight="normal" officeooo:rsid="004573b6" style:font-weight-asian="normal" style:font-name-complex="Georgia" style:font-size-complex="12pt"/>
    </style:style>
    <style:style style:name="T14" style:family="text">
      <style:text-properties style:font-name="Georgia" fo:font-weight="normal" officeooo:rsid="00469c49" style:font-weight-asian="normal" style:font-name-complex="Georgia" style:font-size-complex="12pt"/>
    </style:style>
    <style:style style:name="T15" style:family="text">
      <style:text-properties style:font-name="Georgia" fo:font-weight="normal" officeooo:rsid="0047cb01" style:font-weight-asian="normal" style:font-name-complex="Georgia" style:font-size-complex="12pt" style:font-weight-complex="bold"/>
    </style:style>
    <style:style style:name="T16" style:family="text">
      <style:text-properties style:font-name="Georgia" fo:font-weight="normal" officeooo:rsid="004a76c6" style:font-weight-asian="normal" style:font-name-complex="Georgia" style:font-size-complex="12pt" style:font-weight-complex="bold"/>
    </style:style>
    <style:style style:name="T17" style:family="text">
      <style:text-properties style:font-name="Georgia" fo:font-weight="normal" officeooo:rsid="004c66a6" style:font-weight-asian="normal" style:font-name-complex="Georgia" style:font-size-complex="12pt" style:font-weight-complex="bold"/>
    </style:style>
    <style:style style:name="T18" style:family="text">
      <style:text-properties style:font-name="Georgia" fo:font-weight="normal" officeooo:rsid="004cff1b" style:font-weight-asian="normal" style:font-name-complex="Georgia" style:font-size-complex="12pt" style:font-weight-complex="bold"/>
    </style:style>
    <style:style style:name="T19" style:family="text">
      <style:text-properties style:font-name="Georgia" fo:font-weight="normal" officeooo:rsid="004e8d6f" style:font-weight-asian="normal" style:font-name-complex="Georgia" style:font-size-complex="12pt"/>
    </style:style>
    <style:style style:name="T20" style:family="text">
      <style:text-properties style:font-name="Georgia" fo:font-weight="bold" style:font-weight-asian="bold" style:font-name-complex="Georgia" style:font-size-complex="12pt"/>
    </style:style>
    <style:style style:name="T21" style:family="text">
      <style:text-properties style:font-name="Georgia" fo:font-weight="bold" officeooo:rsid="0041ed42" style:font-weight-asian="bold" style:font-name-complex="Georgia" style:font-size-complex="12pt" style:font-weight-complex="bold"/>
    </style:style>
    <style:style style:name="T22" style:family="text">
      <style:text-properties style:font-name="Georgia" fo:font-weight="bold" officeooo:rsid="00428731" style:font-weight-asian="bold" style:font-name-complex="Georgia" style:font-size-complex="12pt" style:font-weight-complex="bold"/>
    </style:style>
    <style:style style:name="T23" style:family="text">
      <style:text-properties style:font-name="Georgia" fo:font-weight="bold" officeooo:rsid="0047cb01" style:font-weight-asian="bold" style:font-name-complex="Georgia" style:font-size-complex="12pt" style:font-weight-complex="bold"/>
    </style:style>
    <style:style style:name="T24" style:family="text">
      <style:text-properties style:font-name="Georgia" fo:font-weight="bold" officeooo:rsid="004a76c6" style:font-weight-asian="bold" style:font-name-complex="Georgia" style:font-size-complex="12pt" style:font-weight-complex="bold"/>
    </style:style>
    <style:style style:name="T25" style:family="text">
      <style:text-properties style:font-name="Georgia" fo:font-weight="bold" officeooo:rsid="004c66a6" style:font-weight-asian="bold" style:font-name-complex="Georgia" style:font-size-complex="12pt" style:font-weight-complex="bold"/>
    </style:style>
    <style:style style:name="T26" style:family="text">
      <style:text-properties style:font-name="Georgia" fo:font-weight="bold" officeooo:rsid="004cff1b" style:font-weight-asian="bold" style:font-name-complex="Georgia" style:font-size-complex="12pt" style:font-weight-complex="bold"/>
    </style:style>
    <style:style style:name="T27" style:family="text">
      <style:text-properties style:font-name="Georgia" style:font-name-complex="Georgia" style:font-size-complex="12pt"/>
    </style:style>
    <style:style style:name="T28" style:family="text">
      <style:text-properties style:font-name="Georgia" officeooo:rsid="000bf85d" style:font-name-complex="Georgia" style:font-size-complex="12pt"/>
    </style:style>
    <style:style style:name="T29" style:family="text">
      <style:text-properties style:font-name="Georgia" officeooo:rsid="00332323" style:font-name-complex="Georgia" style:font-size-complex="12pt"/>
    </style:style>
    <style:style style:name="T30" style:family="text">
      <style:text-properties style:font-name="Georgia" officeooo:rsid="003aecba" style:font-name-complex="Georgia" style:font-size-complex="12pt"/>
    </style:style>
    <style:style style:name="T31" style:family="text">
      <style:text-properties style:font-name="Georgia" officeooo:rsid="003b0234" style:font-name-complex="Georgia" style:font-size-complex="12pt"/>
    </style:style>
    <style:style style:name="T32" style:family="text">
      <style:text-properties style:font-name="Georgia" officeooo:rsid="003d8c76" style:font-name-complex="Georgia" style:font-size-complex="12pt"/>
    </style:style>
    <style:style style:name="T33" style:family="text">
      <style:text-properties style:font-name="Georgia" officeooo:rsid="0040ffbb" style:font-name-complex="Georgia" style:font-size-complex="12pt"/>
    </style:style>
    <style:style style:name="T34" style:family="text">
      <style:text-properties style:font-name="Georgia" officeooo:rsid="004154c2" style:font-name-complex="Georgia" style:font-size-complex="12pt"/>
    </style:style>
    <style:style style:name="T35" style:family="text">
      <style:text-properties style:font-name="Georgia" officeooo:rsid="004460e1" style:font-name-complex="Georgia" style:font-size-complex="12pt"/>
    </style:style>
    <style:style style:name="T36" style:family="text">
      <style:text-properties style:font-name="Georgia" officeooo:rsid="004df66a" style:font-name-complex="Georgia" style:font-size-complex="12pt"/>
    </style:style>
    <style:style style:name="T37" style:family="text">
      <style:text-properties style:font-name="Georgia" fo:font-style="italic" fo:font-weight="normal" officeooo:rsid="00428731" style:font-style-asian="italic" style:font-weight-asian="normal" style:font-name-complex="Georgia" style:font-size-complex="12pt" style:font-style-complex="italic" style:font-weight-complex="normal"/>
    </style:style>
    <style:style style:name="T38" style:family="text">
      <style:text-properties style:font-name="Georgia" fo:font-style="normal" fo:font-weight="normal" officeooo:rsid="00428731" style:font-style-asian="normal" style:font-weight-asian="normal" style:font-name-complex="Georgia" style:font-size-complex="12pt" style:font-style-complex="normal" style:font-weight-complex="normal"/>
    </style:style>
    <style:style style:name="T39" style:family="text">
      <style:text-properties style:font-name="Georgia" fo:font-style="normal" fo:font-weight="normal" officeooo:rsid="0043b5f2" style:font-style-asian="normal" style:font-weight-asian="normal" style:font-name-complex="Georgia" style:font-size-complex="12pt" style:font-style-complex="normal" style:font-weight-complex="normal"/>
    </style:style>
    <style:style style:name="T40" style:family="text">
      <style:text-properties style:font-name="Georgia" fo:font-style="normal" fo:font-weight="bold" officeooo:rsid="00428731" style:font-style-asian="normal" style:font-weight-asian="bold" style:font-name-complex="Georgia" style:font-size-complex="12pt" style:font-style-complex="normal" style:font-weight-complex="bold"/>
    </style:style>
    <style:style style:name="T41" style:family="text">
      <style:text-properties officeooo:rsid="000187ab"/>
    </style:style>
    <style:style style:name="T42" style:family="text">
      <style:text-properties style:text-position="super 58%" style:font-name="Georgia" officeooo:rsid="0040ffbb" style:font-name-complex="Georgia" style:font-size-complex="12pt"/>
    </style:style>
    <style:style style:name="T43" style:family="text">
      <style:text-properties style:text-position="super 58%" style:font-name="Georgia" officeooo:rsid="004df66a" style:font-name-complex="Georgia" style:font-size-complex="12pt"/>
    </style:style>
    <style:style style:name="T44" style:family="text">
      <style:text-properties officeooo:rsid="0040369b"/>
    </style:style>
    <style:style style:name="T45" style:family="text">
      <style:text-properties fo:font-weight="bold" officeooo:rsid="004e8d6f" style:font-weight-asian="bold" style:font-weight-complex="bold"/>
    </style:style>
    <style:style style:name="T46" style:family="text">
      <style:text-properties fo:font-weight="bold" officeooo:rsid="004fd052" style:font-weight-asian="bold" style:font-weight-complex="bold"/>
    </style:style>
    <style:style style:name="T47" style:family="text">
      <style:text-properties officeooo:rsid="004e8d6f"/>
    </style:style>
    <style:style style:name="T48" style:family="text">
      <style:text-properties officeooo:rsid="004e8d6f" style:font-weight-complex="normal"/>
    </style:style>
    <style:style style:name="T49" style:family="text">
      <style:text-properties officeooo:rsid="004fd052" style:font-weight-complex="normal"/>
    </style:style>
    <style:style style:name="T50" style:family="text">
      <style:text-properties officeooo:rsid="004ff02a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onald Frank</text:p>
      <text:p text:style-name="P25">Interpersonal Communication (COMM 218)</text:p>
      <text:p text:style-name="P25">D.A. Hermach</text:p>
      <text:p text:style-name="P25">Assignment: Interpersonal Journal #<text:span text:style-name="T44">5</text:span></text:p>
      <text:p text:style-name="P25">Date Due: <text:span text:style-name="T44">8</text:span>/<text:span text:style-name="T44">3</text:span>/2017</text:p>
      <text:p text:style-name="P25">Date Submitted: <text:span text:style-name="T44">8</text:span>/<text:span text:style-name="T44">3</text:span>/2017</text:p>
      <text:p text:style-name="P22"/>
      <text:p text:style-name="P22"/>
      <text:p text:style-name="P22"><text:span text:style-name="T41">Interpersonal</text:span> Journal Ent<text:span text:style-name="T41">ry #1</text:span></text:p>
      <text:p text:style-name="P19"/>
      <text:p text:style-name="P27"><text:span text:style-name="T20">Context</text:span><text:span text:style-name="T27">: <text:s/></text:span><text:span text:style-name="T33">August 1</text:span><text:span text:style-name="T42">st</text:span><text:span text:style-name="T27">, </text:span><text:span text:style-name="T33">Tuesday</text:span><text:span text:style-name="T27">, </text:span><text:span text:style-name="T29">5</text:span><text:span text:style-name="T27">:</text:span><text:span text:style-name="T28">3</text:span><text:span text:style-name="T27">0 </text:span><text:span text:style-name="T29">p.m</text:span><text:span text:style-name="T27">., </text:span><text:span text:style-name="T33">Skinner’s Butte Park</text:span></text:p>
      <text:p text:style-name="P15"/>
      <text:p text:style-name="P12"><text:span text:style-name="T20">Situation:</text:span><text:span text:style-name="T27"> <text:s text:c="3"/></text:span><text:span text:style-name="T33">My girlfriend and I are conversing </text:span><text:span text:style-name="T34">about a situation with my oldest daughter </text:span><text:span text:style-name="T33">while the kids are playing at the park.</text:span></text:p>
      <text:p text:style-name="P7"/>
      <text:p text:style-name="P1"><text:span text:style-name="T27">Description of Interaction: </text:span><text:span text:style-name="T1"><text:s/></text:span></text:p>
      <text:p text:style-name="P34"><text:span text:style-name="T1"><text:tab/></text:span></text:p>
      <text:p text:style-name="P34"><text:span text:style-name="T1"><text:tab/>“</text:span><text:span text:style-name="T7">Babe, something has been bothering me and I need to tell you</text:span><text:span text:style-name="T1">”, </text:span><text:span text:style-name="T8">my girlfriend opened.</text:span></text:p>
      <text:p text:style-name="P29"><text:tab/>“You won the lottery and are moving to Venezuela?”, I said jokingly trying to lighten the mood. <text:s/></text:p>
      <text:p text:style-name="P3"><text:span text:style-name="T8"><text:tab/>She wasn’t amused. <text:s/>Looking me dead in the eye she said, “I’m serious. It’s about Valentina. <text:s/>And you cannot tell her I told you. <text:s/></text:span><text:span text:style-name="T9">She does not want you or her grandmother to know</text:span><text:span text:style-name="T8">”.</text:span></text:p>
      <text:p text:style-name="P29"><text:tab/>“O’kay”, I said. “She’s not pregnant, right?”, as I made another attempt at humor.</text:p>
      <text:p text:style-name="P29"><text:tab/>“Not exactly, but she did ask me to go with her to go get birth control”, my girlfriend responded.</text:p>
      <text:p text:style-name="P29"><text:tab/>“You’re joking, right?”</text:p>
      <text:p text:style-name="P29"><text:tab/>“Nope”.</text:p>
      <text:p text:style-name="P3"><text:span text:style-name="T8"><text:tab/>“She’s not having...”, and I couldn’t finish the rest of the sentence </text:span><text:span text:style-name="T9">so I just made implied gestures.</text:span></text:p>
      <text:p text:style-name="P11"><text:span text:style-name="T1">`<text:tab/>“Not yet”, she confirmed. “But things are getting close with her boyfriend and she wants to be smart and sa</text:span><text:span text:style-name="T11">fe. <text:s/>Promise me you won’t say anything</text:span><text:span text:style-name="T1">”.</text:span></text:p>
      <text:p text:style-name="P11"><text:span text:style-name="T1"><text:tab/>“</text:span><text:span text:style-name="T11">Okay, I won’t</text:span><text:span text:style-name="T1">”.</text:span></text:p>
      <text:p text:style-name="P9"><text:soft-page-break/>Evaluation/Improvements of Interaction: <text:s/></text:p>
      <text:p text:style-name="P5"><text:span text:style-name="T9"><text:tab/>This conversation left me torn in many ways. <text:s/>First, my daughter is </text:span><text:span text:style-name="T10">v</text:span><text:span text:style-name="T9">ery bright and capable of making her own decisions. <text:s/>She was raised in an </text:span><text:span text:style-name="T21">extended family </text:span><text:span text:style-name="T2">(pg. 326) with the matriarch (gma) </text:span><text:span text:style-name="T3">communicating highly under the dimension of </text:span><text:span text:style-name="T22">conformity orientation </text:span><text:span text:style-name="T3">(pg. 330). <text:s/>I can understand my daughter’s reluctance to want to share her personal life with the extended family because of fear of rejection and judgment. <text:s/>I was also pleased that she felt comfortable sharing intimacies with my girlfriend. <text:s/>That makes me think that I’m dating the right person – </text:span><text:span text:style-name="T37">for once! <text:s/></text:span><text:span text:style-name="T38">Also, my girlfriend trusts and cares for me enough to keep me up to speed on the situation. <text:s/>That is a good indicator that we are doing something right in the relationship. <text:s/></text:span></text:p>
      <text:p text:style-name="P5"><text:span text:style-name="T38"><text:tab/>Having said all that, I want to grab Valentina and scream! <text:s/>I know if I do that I will be committing </text:span><text:span text:style-name="T40">romantic betrayal </text:span><text:span text:style-name="T39">(pg.307) by being disloyal to my girlfriend. <text:s/>That will not only hurt our relationship; it was also hurt her and Valentina’s relationship and also my relationship with my daughter. <text:s/>There is really not a win – win situation here. <text:s/>I am not going to say anything to Valentina. <text:s/>I don’t think there is any benefit for going back on my promise. <text:s/>I don’t see any improvements to be made. <text:s/>I feel that I am handling this situation like a conflict slayer/grade A romantic partner. <text:s/>But I still want to scream!</text:span></text:p>
      <text:p text:style-name="P23"/>
      <text:p text:style-name="P23"/>
      <text:p text:style-name="P23"><text:span text:style-name="T41">Interpersonal</text:span> Journal Ent<text:span text:style-name="T41">ry #2</text:span></text:p>
      <text:p text:style-name="P20"/>
      <text:p text:style-name="P28"><text:span text:style-name="T20">Context</text:span><text:span text:style-name="T27">: <text:s/></text:span><text:span text:style-name="T33">August 1</text:span><text:span text:style-name="T42">st</text:span><text:span text:style-name="T30">, </text:span><text:span text:style-name="T33">Tuesday</text:span><text:span text:style-name="T30">, </text:span><text:span text:style-name="T29">5</text:span><text:span text:style-name="T30">:</text:span><text:span text:style-name="T28">3</text:span><text:span text:style-name="T35">5</text:span><text:span text:style-name="T30"> </text:span><text:span text:style-name="T29">p.m</text:span><text:span text:style-name="T30">., </text:span><text:span text:style-name="T33">Skinner’s Butte Park</text:span></text:p>
      <text:p text:style-name="P16"/>
      <text:p text:style-name="P14"><text:span text:style-name="T20">Situation:</text:span><text:span text:style-name="T27"> <text:s text:c="3"/></text:span><text:span text:style-name="T31"><text:s/></text:span><text:span text:style-name="T33">My girlfriend and I are </text:span><text:span text:style-name="T35">discussing the possibility of cohabiting</text:span><text:span text:style-name="T34"> </text:span><text:span text:style-name="T33">while the kids are playing at the park.</text:span></text:p>
      <text:p text:style-name="P2"><text:span text:style-name="T27"/></text:p>
      <text:p text:style-name="P2"><text:span text:style-name="T27">Description of Interaction: </text:span><text:span text:style-name="T1"><text:s/></text:span></text:p>
      <text:p text:style-name="P36"><text:span text:style-name="T1"><text:tab/></text:span></text:p>
      <text:p text:style-name="P36"><text:span text:style-name="T1"><text:tab/>“</text:span><text:span text:style-name="T12">So, my lease is up this month. <text:s/>Are you sure that we should move in together?</text:span><text:span text:style-name="T1">”, </text:span><text:span text:style-name="T12"><text:s/>my girlfriend asked.</text:span></text:p>
      <text:p text:style-name="P6"><text:span text:style-name="T12"><text:tab/>“I think if we find the right space that is the right fit for us, then we should do it”, I responded. <text:s/>“I have alerts set up on all the major web services. <text:s/>It’s just a difficult renter’s market </text:span><text:span text:style-name="T13">right now”</text:span><text:span text:style-name="T12">, </text:span><text:span text:style-name="T13">I went on. <text:s/></text:span></text:p>
      <text:p text:style-name="P6"><text:soft-page-break/><text:span text:style-name="T13"><text:tab/>“</text:span><text:span text:style-name="T14">I’ve been looking too. <text:s/>I think it will be good. <text:s/>We can really help each other out a lot</text:span><text:span text:style-name="T13">”, </text:span><text:span text:style-name="T14">my girlfriend said affirming her commitment.</text:span></text:p>
      <text:p text:style-name="P6"><text:span text:style-name="T14"/></text:p>
      <text:p text:style-name="P8">Evaluation/Improvements of Interaction: <text:s/></text:p>
      <text:p text:style-name="P8"/>
      <text:p text:style-name="P4"><text:span text:style-name="T1"><text:tab/></text:span><text:span text:style-name="T14">I was pleased with this interaction. <text:s/></text:span><text:span text:style-name="T23">Cohabitation</text:span><text:span text:style-name="T15"> </text:span><text:span text:style-name="T16">(pg. 326) is a feasible living arrangement for both of us. <text:s/></text:span><text:span text:style-name="T17">We both are head of household of a </text:span><text:span text:style-name="T25">single-parent family </text:span><text:span text:style-name="T4">(pg. 326)</text:span><text:span text:style-name="T25">. <text:s/></text:span><text:span text:style-name="T5">This might lead to some conflict; however, I feel with proper communication</text:span><text:span text:style-name="T17"> </text:span><text:span text:style-name="T18">we can resolve and/or cope with any conflict that may arise. <text:s/></text:span><text:span text:style-name="T16">I did let it be known that </text:span><text:span text:style-name="T24">space </text:span><text:span text:style-name="T4">(lecture 7/18) </text:span><text:span text:style-name="T5">i</text:span><text:span text:style-name="T4">s a very important factor in </text:span><text:span text:style-name="T5">our cohabiting. <text:s/>I feel that I was sincere and honest about my intentions. <text:s/>We are not starting a new family or </text:span><text:span text:style-name="T26">testing the waters of marriage </text:span><text:span text:style-name="T6">(lecture 8/1)</text:span><text:span text:style-name="T5">. <text:s/>We are simply sharing some financial strain and providing companionship for each other.</text:span></text:p>
      <text:p text:style-name="P4"><text:span text:style-name="T5"><text:tab/></text:span><text:span text:style-name="T6">To improve on the situation in the future, we do need to have a further conversation about finances and roles in the household. <text:s/>I really do enjoy the way our relationship and interpersonal communication has grown healthier over the summer. <text:s/>I’m excited for the future.</text:span></text:p>
      <text:p text:style-name="P4"><text:span text:style-name="T5"><text:tab/></text:span></text:p>
      <text:p text:style-name="P4"><text:span text:style-name="T5"><text:tab/></text:span></text:p>
      <text:p text:style-name="P24"><text:span text:style-name="T41">Interpersonal</text:span> Journal Ent<text:span text:style-name="T41">ry #3</text:span></text:p>
      <text:p text:style-name="P21"/>
      <text:p text:style-name="P26"><text:span text:style-name="T20">Context</text:span><text:span text:style-name="T27">: <text:s/></text:span><text:span text:style-name="T36">August 2</text:span><text:span text:style-name="T43">nd</text:span><text:span text:style-name="T36">, Wednesday, 12:30pm, virtual FaceTime between my girlfriend and I.</text:span></text:p>
      <text:p text:style-name="P17"/>
      <text:p text:style-name="P13"><text:span text:style-name="T20">Situation:</text:span><text:span text:style-name="T27"> <text:s text:c="3"/></text:span><text:span text:style-name="T36">We are discussing availability for alone time</text:span><text:span text:style-name="T32">.</text:span></text:p>
      <text:p text:style-name="P40"><text:span text:style-name="T27"/></text:p>
      <text:p text:style-name="P40"><text:span text:style-name="T27">Description of Interaction: </text:span><text:span text:style-name="T1"><text:s/></text:span></text:p>
      <text:p text:style-name="P40"><text:span text:style-name="T1"/></text:p>
      <text:p text:style-name="P37"><text:span text:style-name="T1"><text:tab/></text:span><text:span text:style-name="T19">“Hi, How’s your day going?”, I asked while watching my girlfriend on my phone.</text:span></text:p>
      <text:p text:style-name="P37"><text:span text:style-name="T19"><text:tab/>“It’s hot!”, she responded. <text:s/>“But my day is good, I just need a break”, she confessed.</text:span></text:p>
      <text:p text:style-name="P37"><text:span text:style-name="T19"><text:tab/>“Me, too!”, I said while looking at her. <text:s/>“I need some Rachael time.”</text:span></text:p>
      <text:p text:style-name="P37"><text:soft-page-break/><text:span text:style-name="T19"><text:tab/>“We should plan a getaway. <text:s/>Just the two of us?”, she suggested.</text:span></text:p>
      <text:p text:style-name="P37"><text:span text:style-name="T19"><text:tab/>“Yes!”<text:tab/>, I said happily.</text:span></text:p>
      <text:p text:style-name="P37"><text:span text:style-name="T19"><text:tab/>“Maybe this weekend?”</text:span></text:p>
      <text:p text:style-name="P37"><text:span text:style-name="T19"><text:tab/>“I think I can do that”, I agreed.</text:span></text:p>
      <text:p text:style-name="P37"><text:span text:style-name="T19"><text:tab/>“O’kay, it’s a date!”, she said excitedly.</text:span></text:p>
      <text:p text:style-name="P37"><text:span text:style-name="T19"/></text:p>
      <text:p text:style-name="P30">Evaluation/Improvements of Interaction: <text:s/></text:p>
      <text:p text:style-name="P31"><text:tab/><text:span text:style-name="T47">I love this interaction! <text:s/>It made my whole day. <text:s/>The night before, I had read in the text about </text:span><text:span text:style-name="T45">relational maintenance </text:span><text:span text:style-name="T48">(pg. 300). <text:s/>I kept in mind to be pleasant, upbeat, </text:span><text:span text:style-name="T49">and positive. <text:s/>Also, I evolved the interaction into a </text:span><text:span text:style-name="T46">relationship talk </text:span><text:span text:style-name="T49">(pg. 303) where I shared my concern that I needed some alone time with my girlfriend. <text:s/>Disclosure made us both vulnerable, and allowed for us to express the want fulfill each other’s needs.</text:span></text:p>
      <text:p text:style-name="P32"><text:span text:style-name="T49"><text:tab/>To improve on this interaction, I need to </text:span><text:span text:style-name="T50">make sure to follow through with my commitments and make time in my schedule to maintain the relationship. <text:s/></text:span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6:08:10.925000000</meta:creation-date>
    <meta:editing-duration>PT4M58S</meta:editing-duration>
    <meta:editing-cycles>2</meta:editing-cycles>
    <meta:generator>LibreOffice/5.2.3.3$Windows_x86 LibreOffice_project/d54a8868f08a7b39642414cf2c8ef2f228f780cf</meta:generator>
    <dc:date>2017-08-02T17:26:29.080000000</dc:date>
    <meta:document-statistic meta:table-count="0" meta:image-count="0" meta:object-count="0" meta:page-count="4" meta:paragraph-count="53" meta:word-count="937" meta:character-count="5564" meta:non-whitespace-character-count="4567"/>
  </office:meta>
</office:document-meta>
</file>